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34in"/>
    </style:style>
    <style:style style:name="co3" style:family="table-column">
      <style:table-column-properties fo:break-before="auto" style:column-width="2.0244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1.450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1.1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text-align-source="fix" style:repeat-content="false" fo:border-left="0.0008in solid #ff0000" fo:border-right="0.0008in solid #ff0000" fo:border-top="0.0008in solid #ff0000" style:vertical-align="top"/>
      <style:paragraph-properties fo:text-align="justify" fo:text-align-last="justify"/>
    </style:style>
    <style:style style:name="ce2" style:family="table-cell" style:parent-style-name="Default">
      <style:table-cell-properties fo:border-bottom="0.0008in solid #ff0000" fo:background-color="#0066cc" fo:border-left="0.0008in solid #ff0000" fo:border-right="0.0008in solid #ff0000" fo:border-top="none"/>
      <style:text-properties fo:color="#ffffff"/>
    </style:style>
    <style:style style:name="ce3" style:family="table-cell" style:parent-style-name="Default">
      <style:table-cell-properties fo:background-color="#e6e6e6" style:text-align-source="fix" style:repeat-content="false" fo:border="0.0008in solid #ff0000" style:vertical-align="top"/>
      <style:paragraph-properties fo:text-align="justify" fo:text-align-last="justify"/>
      <style:text-properties fo:text-shadow="1pt 1pt" fo:font-weight="bold"/>
    </style:style>
    <style:style style:name="ce4" style:family="table-cell" style:parent-style-name="Default">
      <style:table-cell-properties fo:border-bottom="0.0008in solid #ff0000" fo:background-color="#0066cc" style:text-align-source="fix" style:repeat-content="false" fo:border-left="0.0008in solid #ff0000" fo:border-right="0.0008in solid #ff0000" fo:border-top="none"/>
      <style:paragraph-properties fo:text-align="center" fo:text-align-last="center"/>
      <style:text-properties fo:color="#ffff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6e6" fo:border="0.0008in solid #ff0000"/>
    </style:style>
    <style:style style:name="T1" style:family="text">
      <style:text-properties fo:text-shadow="1pt 1pt" fo:font-weight="bold"/>
    </style:style>
    <style:style style:name="T2" style:family="text">
      <style:text-properties fo:font-weight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In cell B4 is the “COUNTER” add-in function used. This function implements a simple counter. The counter used an internal thread for the counting operation. The value is returned by the com.sun.star.sheet.XVolatileResult interface. </text:p>
            <text:p>The name of the counter is specified as a parameter of the function.</text:p>
          </table:table-cell>
          <table:table-cell/>
          <table:table-cell table:style-name="ce1" office:value-type="string">
            <text:p>In cell D4 is the “INCREMENT” add-in function used. This function adds 1 to the value given as parameter. In this example the value of E4 is incremented. Change the value of E4 to see the function working.</text:p>
          </table:table-cell>
          <table:table-cell/>
        </table:table-row>
        <table:table-row table:style-name="ro3">
          <table:table-cell/>
          <table:table-cell table:style-name="ce2" table:formula="oooc:=org.openoffice.sheet.addin.ExampleAddIn.getCounter(&quot;MyTestCounter&quot;)" office:value-type="string" office:string-value="#NAME?">
            <text:p>#NAME?</text:p>
          </table:table-cell>
          <table:table-cell/>
          <table:table-cell table:style-name="ce4" table:formula="oooc:=org.openoffice.sheet.addin.ExampleAddIn.getIncremented(E4)" office:value-type="float" office:value="0">
            <text:p>#NAME?</text:p>
          </table:table-cell>
          <table:table-cell table:style-name="ce6" office:value-type="float" office:value="100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ce5"/>
          <table:table-cell/>
        </table:table-row>
        <table:table-row table:style-name="ro4">
          <table:table-cell/>
          <table:table-cell table:style-name="ce3" office:value-type="string">
            <text:p><text:span text:style-name="T1">General Information</text:span></text:p>
            <text:p/>
            <text:p><text:span text:style-name="T2">You can use the add-in functions directly from the AutoPilot-functions dialog. Move in the category Add-in and select the “COUNTER” or the “INCREMENT” function.</text:span>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 fo:text-align-last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01/12/2005</text:date>, <text:time>15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3-03-12T11:51:22</meta:creation-date>
    <dc:date>2004-10-07T15:37:24</dc:date>
    <dc:language>en-US</dc:language>
    <meta:editing-cycles>8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